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Grasa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8" calcext:value-type="float">
            <text:p>4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74" calcext:value-type="float">
            <text:p>3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1T19:22:05.678691417</meta:creation-date>
    <dc:date>2021-06-21T19:59:03.462798617</dc:date>
    <meta:editing-duration>PT26M47S</meta:editing-duration>
    <meta:editing-cycles>1</meta:editing-cycles>
    <meta:document-statistic meta:table-count="1" meta:cell-count="117" meta:object-count="0"/>
    <meta:generator>LibreOffice/7.1.3.2$Linux_X86_64 LibreOffice_project/10$Build-2</meta:generator>
    <meta:user-defined meta:name="ProgId">Excel.Sheet</meta:user-defined>
  </office:meta>
</office:document-meta>
</file>